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alking Thermometer -<text:s/></text:span><text:span text:style-name="T2">Θερμόμετρο που μιλάει</text:span></text:p>
      <text:p text:style-name="P2"><text:span text:style-name="T3"/></text:p>
      <text:p text:style-name="P2"><text:span text:style-name="T4">Υλικά που θα χρειαστούν:</text:span></text:p>
      <text:p text:style-name="P2"><text:span text:style-name="T4"/></text:p>
      <text:p text:style-name="P2"><text:span text:style-name="T4">1.<text:s text:c="2"/></text:span><text:span text:style-name="T5">Arduino UNO</text:span></text:p>
      <text:p text:style-name="P2"><text:span text:style-name="T5">2. Breadboard</text:span></text:p>
      <text:p text:style-name="P2"><text:span text:style-name="T5">3. micro SD<text:s text:c="2"/>Card Reader</text:span></text:p>
      <text:p text:style-name="P2"><text:span text:style-name="T5">4. micro sd card</text:span><text:span text:style-name="T6"/></text:p>
      <text:p text:style-name="P2"><text:span text:style-name="T6">5.<text:s/></text:span><text:span text:style-name="T7">LCD (16x2)<text:s/></text:span><text:span text:style-name="T8">οθνόνη</text:span></text:p>
      <text:p text:style-name="P2"><text:span text:style-name="T9">6.<text:s/></text:span><text:span text:style-name="T10">Αισθητήρας απόστασης (</text:span><text:span text:style-name="T11">Ultrasonic Sensor HC-SR04 for Arduino</text:span><text:span text:style-name="T12">)</text:span></text:p>
      <text:p text:style-name="P2"><text:span text:style-name="T12">7. Αισθητήρας θερμοκρασίας (DHT11 Digital Humidity Temperature Sensor for Arduino)</text:span><text:span text:style-name="T13"><text:s/></text:span></text:p>
      <text:p text:style-name="P2"><text:span text:style-name="T13">8.<text:s/></text:span><text:span text:style-name="T14">καλώδια</text:span></text:p>
      <text:p text:style-name="P2"><text:span text:style-name="T14">9. Υλικό για το εξωτερικό περίβλημα, το οποίο όμως δεν έχει καθοριστεί ακόμα.</text:span></text:p>
      <text:p text:style-name="P2"><text:span text:style-name="T15"/></text:p>
      <text:p text:style-name="P2"><text:span text:style-name="T15"/></text:p>
      <text:p text:style-name="P3"><text:span text:style-name="T16">Project</text:span><text:span text:style-name="T17"><text:s/>μαθητών του Γυμνασίου Βάμου</text:span></text:p>
      <text:p text:style-name="P4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